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b1d83" officeooo:paragraph-rsid="000b1d83"/>
    </style:style>
    <style:style style:name="P2" style:family="paragraph" style:parent-style-name="Text_20_body">
      <style:text-properties officeooo:rsid="000ef7f7" officeooo:paragraph-rsid="0010776c"/>
    </style:style>
    <style:style style:name="P3" style:family="paragraph" style:parent-style-name="Text_20_body">
      <style:text-properties officeooo:rsid="0010e242" officeooo:paragraph-rsid="0010e242"/>
    </style:style>
    <style:style style:name="P4" style:family="paragraph" style:parent-style-name="Text_20_body">
      <style:text-properties officeooo:paragraph-rsid="0011d4b5"/>
    </style:style>
    <style:style style:name="P5" style:family="paragraph" style:parent-style-name="Text_20_body">
      <style:text-properties fo:font-style="normal" officeooo:paragraph-rsid="0011d4b5" style:font-style-asian="normal" style:font-style-complex="normal"/>
    </style:style>
    <style:style style:name="P6" style:family="paragraph" style:parent-style-name="Title">
      <style:text-properties officeooo:rsid="000b1d83" officeooo:paragraph-rsid="000b1d83"/>
    </style:style>
    <style:style style:name="P7" style:family="paragraph" style:parent-style-name="Text_20_body">
      <style:text-properties officeooo:rsid="001369d7" officeooo:paragraph-rsid="00181e2c"/>
    </style:style>
    <style:style style:name="P8" style:family="paragraph" style:parent-style-name="Heading_20_1">
      <style:text-properties officeooo:rsid="000b1d83" officeooo:paragraph-rsid="000b1d83"/>
    </style:style>
    <style:style style:name="P9" style:family="paragraph" style:parent-style-name="Heading_20_1">
      <style:text-properties officeooo:rsid="0010e242" officeooo:paragraph-rsid="0010e242"/>
    </style:style>
    <style:style style:name="P10" style:family="paragraph" style:parent-style-name="Heading_20_1">
      <style:text-properties officeooo:rsid="001369d7" officeooo:paragraph-rsid="001369d7"/>
    </style:style>
    <style:style style:name="T1" style:family="text">
      <style:text-properties fo:font-style="italic" style:font-style-asian="italic" style:font-style-complex="italic"/>
    </style:style>
    <style:style style:name="T2" style:family="text">
      <style:text-properties fo:font-style="italic" officeooo:rsid="0010776c" style:font-style-asian="italic" style:font-style-complex="italic"/>
    </style:style>
    <style:style style:name="T3" style:family="text">
      <style:text-properties fo:font-style="italic" officeooo:rsid="0010e242" style:font-style-asian="italic" style:font-style-complex="italic"/>
    </style:style>
    <style:style style:name="T4" style:family="text">
      <style:text-properties fo:font-style="italic" officeooo:rsid="0011d4b5" style:font-style-asian="italic" style:font-style-complex="italic"/>
    </style:style>
    <style:style style:name="T5" style:family="text">
      <style:text-properties fo:font-style="italic" fo:font-weight="normal" officeooo:rsid="0011d4b5" style:font-style-asian="italic" style:font-weight-asian="normal" style:font-style-complex="italic" style:font-weight-complex="normal"/>
    </style:style>
    <style:style style:name="T6" style:family="text">
      <style:text-properties fo:font-style="italic" fo:font-weight="normal" officeooo:rsid="001369d7" style:font-style-asian="italic" style:font-weight-asian="normal" style:font-style-complex="italic" style:font-weight-complex="normal"/>
    </style:style>
    <style:style style:name="T7" style:family="text">
      <style:text-properties officeooo:rsid="000e1ce4"/>
    </style:style>
    <style:style style:name="T8" style:family="text">
      <style:text-properties officeooo:rsid="0010776c"/>
    </style:style>
    <style:style style:name="T9" style:family="text">
      <style:text-properties fo:font-style="normal" style:font-style-asian="normal" style:font-style-complex="normal"/>
    </style:style>
    <style:style style:name="T10" style:family="text">
      <style:text-properties fo:font-style="normal" officeooo:rsid="0010776c" style:font-style-asian="normal" style:font-style-complex="normal"/>
    </style:style>
    <style:style style:name="T11" style:family="text">
      <style:text-properties fo:font-style="normal" officeooo:rsid="0010e242" style:font-style-asian="normal" style:font-style-complex="normal"/>
    </style:style>
    <style:style style:name="T12" style:family="text">
      <style:text-properties fo:font-style="normal" officeooo:rsid="0011d4b5" style:font-style-asian="normal" style:font-style-complex="normal"/>
    </style:style>
    <style:style style:name="T13" style:family="text">
      <style:text-properties fo:font-style="normal" officeooo:rsid="00181e2c" style:font-style-asian="normal" style:font-style-complex="normal"/>
    </style:style>
    <style:style style:name="T14" style:family="text">
      <style:text-properties fo:font-style="normal" fo:font-weight="normal" officeooo:rsid="0011d4b5" style:font-style-asian="normal" style:font-weight-asian="normal" style:font-style-complex="normal" style:font-weight-complex="normal"/>
    </style:style>
    <style:style style:name="T15" style:family="text">
      <style:text-properties fo:font-style="normal" fo:font-weight="normal" officeooo:rsid="001369d7" style:font-style-asian="normal" style:font-weight-asian="normal" style:font-style-complex="normal" style:font-weight-complex="normal"/>
    </style:style>
    <style:style style:name="T16" style:family="text">
      <style:text-properties officeooo:rsid="0010e242"/>
    </style:style>
    <style:style style:name="T17" style:family="text">
      <style:text-properties officeooo:rsid="00147969"/>
    </style:style>
    <style:style style:name="T18" style:family="text">
      <style:text-properties officeooo:rsid="0016285b"/>
    </style:style>
    <style:style style:name="T19" style:family="text">
      <style:text-properties officeooo:rsid="00181e2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a Vita Fuori da Facebook … nel cyberspazio</text:p>
      <text:p text:style-name="P1"/>
      <text:h text:style-name="P8" text:outline-level="1">Motivazioni</text:h>
      <text:p text:style-name="P1"><text:span text:style-name="T1">“Internet è una rete ad accesso pubblico che connette vari dispositivi in tutto il mondo. Dalla sua nascita rappresenta il principale mezzo di comunicazione di massa, che offre all'utente una vasta serie di contenuti potenzialmente informativi e di servizi.</text:span>” (cfr. Wikipedia).</text:p>
      <text:p text:style-name="P1">La struttura decentralizzata della rete internet rende molto difficile controllare le comunicazioni che viaggiano <text:span text:style-name="T7">attraverso essa</text:span>. Alla luce di questo, la rete internet può essere considerata un potentissimo strumento di libertà.</text:p>
      <text:p text:style-name="P2">Nel corso degli ultimi anni l’avvento dei motori di ricerca e dei social network <text:span text:style-name="T8">ha fatto si che l’accesso alle informazioni su internet avvenga sempre più in maniera </text:span><text:span text:style-name="T2">intermediata</text:span><text:span text:style-name="T10"> attraverso delle piattaforme gestite società private multinazionali che sono quindi in grado, in potenza, di monitorare e manipolare il flusso informativo che giunge agli utenti finali. Si stima ad esempio che Google Inc. sia in grado di influenzare più del 20% dei votanti ad ogni elezione presidenziale negli Stati Uniti d’America. Inoltre, questi grandi Hub di comunicazione possono essere monitorati anche da parte di agenzie governative ove le legislazioni nazionali riescano ad imporlo alle multinazionali che gestiscono le piattaforme (negli UK le forze dell’ordine monitorano il social network twitter per prevenire manifestazioni non autorizzate, ad esempio).</text:span></text:p>
      <text:p text:style-name="P3"><text:span text:style-name="T10">P</text:span><text:span text:style-name="T9">er fortuna la natura libera di Internet è ancora viva e forte: è ancora possibile pubblicare il proprio sito web, mettere su un proprio nodo ed un proprio server per chat, inviare mail utilizzando uno degli svariati </text:span><text:span text:style-name="T1">provider</text:span><text:span text:style-name="T9">, utilizzare sistemi di cifratura per proteggere la confidenzialità delle nostre comunicazioni, etc.</text:span></text:p>
      <text:p text:style-name="P4"><text:span text:style-name="T12">Un </text:span><text:span text:style-name="T4">software libero</text:span><text:span text:style-name="T12"> è tale che sono gli utenti a controllare il programma e le operazioni che esegue (vedi </text:span><text:span text:style-name="T4">Free Software Manifesto</text:span><text:span text:style-name="T12">). Analogamente, l’utilizzo di protocolli di comunicazione liberi offre garanzie sulle interazioni effettive che avvengono tra i vari attori coinvolti nella comunicazione, permettono l’utilizzo di strumenti sviluppati indipendentemente e il passaggio tra strumenti analoghi senza sforzo. </text:span><text:span text:style-name="T13">C</text:span><text:span text:style-name="T12">i garantisce infine che nessuno potrà mai imporci delle condizioni sull’utilizzo e modificarle poi senza il nostro consenso. </text:span></text:p>
      <text:h text:style-name="P9" text:outline-level="1">Obiettivi</text:h>
      <text:p text:style-name="P4"><text:span text:style-name="T16">Il corso intende mostrare e fornire gli strumenti per l’utilizzo di protocolli </text:span><text:span text:style-name="T3">liberi</text:span><text:span text:style-name="T11"> per la comunicazione e la diffusione di informazioni su internet. <text:s/></text:span><text:span text:style-name="T12">In particolare verrà esaminato il protocollo RSS (</text:span><text:span text:style-name="T14">Really Simple Syndication) che permette la creazione di </text:span><text:span text:style-name="T5">feed </text:span><text:span text:style-name="T14"><text:s/>che permettono di creare un flusso informativo per segnalare e condividere articoli, notizie e informazioni di altro genere presenti su internet. </text:span><text:span text:style-name="T15">Durante il corso verrà data una panoramica sugli strumenti per la </text:span><text:soft-page-break/><text:span text:style-name="T15">fruizione dei </text:span><text:span text:style-name="T6">feed</text:span><text:span text:style-name="T15"> rss e verranno presentati alcuni dei feed oggi disponibili. Infine verrà esaminato il </text:span><text:span text:style-name="T6">dietro le quinte </text:span><text:span text:style-name="T15">in una attività laboratoriale nella quale saranno dati gli strumenti ai presenti per realizzare il proprio feed.</text:span></text:p>
      <text:h text:style-name="P10" text:outline-level="1">Durata e Costi</text:h>
      <text:p text:style-name="P7">Il corso prevede <text:span text:style-name="T19">un</text:span> incontr<text:span text:style-name="T19">o settimanale</text:span> <text:span text:style-name="T19">per quattro settimane. Ciascun incntro avrà</text:span> <text:span text:style-name="T19">la</text:span> durata di un’ora e <text:span text:style-name="T19">i</text:span>l costo di 15 euro<text:span text:style-name="T19"> oppure sarà richiesto un contributo libero, a seconda delle indicazioni della struttura ospitante</text:span>. <text:span text:style-name="T17">I discenti dovranno fornirsi di computer portatile mentre la struttura ospitante dovrà mettere a disposizione un proiettore ed una connessione internet per i corsisti. </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5T11:42:43.673451380</meta:creation-date>
    <dc:date>2016-09-20T22:15:30.138324269</dc:date>
    <meta:editing-duration>PT30M35S</meta:editing-duration>
    <meta:editing-cycles>8</meta:editing-cycles>
    <meta:generator>LibreOffice/5.1.4.2$Linux_X86_64 LibreOffice_project/10m0$Build-2</meta:generator>
    <meta:document-statistic meta:table-count="0" meta:image-count="0" meta:object-count="0" meta:page-count="2" meta:paragraph-count="11" meta:word-count="501" meta:character-count="3403" meta:non-whitespace-character-count="2909"/>
  </office:meta>
</office:document-meta>
</file>